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Moon is a Girl</text:p>
      <text:p text:style-name="Standard"/>
      <text:p text:style-name="Standard">Une application web permettant aux utilisatrices de suivre leurs cycles menstruels en relation avec les phases lunaires.</text:p>
      <text:p text:style-name="Standard"/>
      <text:p text:style-name="Standard">## Fonctionnalités</text:p>
      <text:p text:style-name="Standard"/>
      <text:p text:style-name="Standard">- Suivi du cycle menstruel</text:p>
      <text:p text:style-name="Standard">- Affichage du calendrier lunaire</text:p>
      <text:p text:style-name="Standard">- Visualisation des phases lunaires</text:p>
      <text:p text:style-name="Standard">- Profil utilisateur personnalisé</text:p>
      <text:p text:style-name="Standard">- Notifications pour les événements importants du cycle</text:p>
      <text:p text:style-name="Standard"/>
      <text:p text:style-name="Standard">## Installation</text:p>
      <text:p text:style-name="Standard"/>
      <text:p text:style-name="Standard">1. Clonez ce dépôt</text:p>
      <text:p text:style-name="Standard">2. Installez les dépendances avec `npm install`</text:p>
      <text:p text:style-name="Standard">3. Lancez l'application en mode développement avec `npm start`</text:p>
      <text:p text:style-name="Standard"/>
      <text:p text:style-name="Standard">## Déploiement</text:p>
      <text:p text:style-name="Standard"/>
      <text:p text:style-name="Standard">Cette application peut être déployée sur Verc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4$Win32 OpenOffice.org_project/4114m1$Build-9811</meta:generator>
    <dc:date>2024-09-07T15:48:36.31</dc:date>
    <meta:document-statistic meta:table-count="0" meta:image-count="0" meta:object-count="0" meta:page-count="1" meta:paragraph-count="14" meta:word-count="82" meta:character-count="540"/>
    <dc:creator>ronan salaun</dc:creator>
    <meta:user-defined meta:name="Info 1"/>
    <meta:user-defined meta:name="Info 2"/>
    <meta:user-defined meta:name="Info 3"/>
    <meta:user-defined meta:name="Info 4"/>
  </office:meta>
</office:document-meta>
</file>